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ource Code Pro" svg:font-family="Source Code Pro" style:font-family-generic="modern" style:font-pitch="fixed" svg:panose-1="2 11 5 9 3 4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style:font-name-complex="Liberation Sans" fo:font-size="11pt" style:font-size-asian="11pt" style:font-size-complex="11pt"/>
    </style:style>
    <style:style style:name="P2" style:parent-style-name="Standard" style:family="paragraph">
      <style:text-properties style:font-name="Liberation Sans" style:font-name-complex="Liberation Sans" fo:font-size="11pt" style:font-size-asian="11pt" style:font-size-complex="11pt"/>
    </style:style>
    <style:style style:name="P3" style:parent-style-name="Standard" style:family="paragraph">
      <style:text-properties style:font-name="Liberation Sans" style:font-name-complex="Liberation Sans" fo:font-size="11pt" style:font-size-asian="11pt" style:font-size-complex="11pt"/>
    </style:style>
    <style:style style:name="P4" style:parent-style-name="Standard" style:family="paragraph">
      <style:text-properties style:font-name="Liberation Sans" style:font-name-complex="Liberation Sans" fo:font-size="11pt" style:font-size-asian="11pt" style:font-size-complex="11pt"/>
    </style:style>
    <style:style style:name="P5" style:parent-style-name="Standard" style:family="paragraph">
      <style:text-properties style:font-name="Liberation Sans" style:font-name-complex="Liberation Sans" fo:font-style="italic" style:font-style-asian="italic" fo:font-size="11pt" style:font-size-asian="11pt" style:font-size-complex="11pt"/>
    </style:style>
    <style:style style:name="P6" style:parent-style-name="Heading1" style:family="paragraph">
      <style:text-properties fo:font-size="11pt" style:font-size-asian="11pt" style:font-size-complex="11pt"/>
    </style:style>
    <style:style style:name="P7" style:parent-style-name="Heading" style:family="paragraph">
      <style:text-properties fo:font-style="italic" style:font-style-asian="italic" style:font-style-complex="italic" fo:font-size="11pt" style:font-size-asian="11pt" style:font-size-complex="11pt"/>
    </style:style>
    <style:style style:name="T8" style:parent-style-name="DefaultParagraphFont" style:family="text">
      <style:text-properties style:font-size-complex="11pt"/>
    </style:style>
    <style:style style:name="T9" style:parent-style-name="DefaultParagraphFont" style:family="text">
      <style:text-properties style:font-name="Source Code Pro" style:font-size-complex="11pt"/>
    </style:style>
    <style:style style:name="T10" style:parent-style-name="DefaultParagraphFont" style:family="text">
      <style:text-properties fo:font-weight="bold" style:font-weight-asian="bold" style:font-weight-complex="bold" fo:font-size="11pt" style:font-size-asian="11pt" style:font-size-complex="11pt"/>
    </style:style>
    <style:style style:name="T11" style:parent-style-name="DefaultParagraphFont" style:family="text">
      <style:text-properties fo:font-size="11pt" style:font-size-asian="11pt" style:font-size-complex="11pt"/>
    </style:style>
    <style:style style:name="T12" style:parent-style-name="DefaultParagraphFont" style:family="text">
      <style:text-properties fo:font-size="11pt" style:font-size-asian="11pt" style:font-size-complex="11pt"/>
    </style:style>
    <style:style style:name="T13" style:parent-style-name="DefaultParagraphFont" style:family="text">
      <style:text-properties fo:font-size="11pt" style:font-size-asian="11pt" style:font-size-complex="11pt"/>
    </style:style>
    <style:style style:name="P14" style:parent-style-name="Textbody" style:family="paragraph">
      <style:text-properties style:font-size-complex="11pt"/>
    </style:style>
    <style:style style:name="T15" style:parent-style-name="DefaultParagraphFont" style:family="text">
      <style:text-properties style:font-size-complex="11pt"/>
    </style:style>
    <style:style style:name="T16" style:parent-style-name="DefaultParagraphFont" style:family="text">
      <style:text-properties style:font-name="Source Code Pro" style:font-size-complex="11pt"/>
    </style:style>
    <style:style style:name="T17" style:parent-style-name="DefaultParagraphFont" style:family="text">
      <style:text-properties style:font-name="Source Code Pro" style:font-size-complex="11pt"/>
    </style:style>
    <style:style style:name="T18" style:parent-style-name="DefaultParagraphFont" style:family="text">
      <style:text-properties style:font-size-complex="11pt"/>
    </style:style>
    <style:style style:name="T19" style:parent-style-name="DefaultParagraphFont" style:family="text">
      <style:text-properties style:font-size-complex="11pt"/>
    </style:style>
    <style:style style:name="P20" style:parent-style-name="Textbody" style:family="paragraph">
      <style:text-properties style:font-size-complex="11pt"/>
    </style:style>
    <style:style style:name="P21" style:parent-style-name="Textbody" style:family="paragraph">
      <style:text-properties style:font-size-complex="11pt"/>
    </style:style>
    <style:style style:name="T22" style:parent-style-name="DefaultParagraphFont" style:family="text">
      <style:text-properties fo:font-weight="bold" style:font-weight-asian="bold" style:font-weight-complex="bold" fo:font-size="11pt" style:font-size-asian="11pt" style:font-size-complex="11pt"/>
    </style:style>
    <style:style style:name="T23" style:parent-style-name="DefaultParagraphFont" style:family="text">
      <style:text-properties fo:font-size="11pt" style:font-size-asian="11pt" style:font-size-complex="11pt"/>
    </style:style>
    <style:style style:name="T24" style:parent-style-name="DefaultParagraphFont" style:family="text">
      <style:text-properties fo:font-size="11pt" style:font-size-asian="11pt" style:font-size-complex="11pt"/>
    </style:style>
    <style:style style:name="P25" style:parent-style-name="Textbody" style:family="paragraph">
      <style:text-properties style:font-size-complex="11pt"/>
    </style:style>
    <style:style style:name="T26" style:parent-style-name="DefaultParagraphFont" style:family="text">
      <style:text-properties style:font-size-complex="11pt"/>
    </style:style>
    <style:style style:name="T27" style:parent-style-name="DefaultParagraphFont" style:family="text">
      <style:text-properties style:font-name="Source Code Pro" style:font-size-complex="11pt"/>
    </style:style>
    <style:style style:name="T28" style:parent-style-name="DefaultParagraphFont" style:family="text">
      <style:text-properties style:font-size-complex="11pt"/>
    </style:style>
    <style:style style:name="T29" style:parent-style-name="DefaultParagraphFont" style:family="text">
      <style:text-properties style:font-name="Source Code Pro" style:font-size-complex="11pt"/>
    </style:style>
    <style:style style:name="T30" style:parent-style-name="DefaultParagraphFont" style:family="text">
      <style:text-properties style:font-size-complex="11pt"/>
    </style:style>
    <style:style style:name="T31" style:parent-style-name="DefaultParagraphFont" style:family="text">
      <style:text-properties style:font-name="Source Code Pro" style:font-size-complex="11pt"/>
    </style:style>
    <style:style style:name="T32" style:parent-style-name="DefaultParagraphFont" style:family="text">
      <style:text-properties style:font-name="Source Code Pro" style:font-size-complex="11pt"/>
    </style:style>
    <style:style style:name="T33" style:parent-style-name="DefaultParagraphFont" style:family="text">
      <style:text-properties style:font-size-complex="11pt"/>
    </style:style>
    <style:style style:name="T34" style:parent-style-name="DefaultParagraphFont" style:family="text">
      <style:text-properties style:font-size-complex="11pt"/>
    </style:style>
    <style:style style:name="T35" style:parent-style-name="DefaultParagraphFont" style:family="text">
      <style:text-properties style:font-size-complex="11pt"/>
    </style:style>
    <style:style style:name="T36" style:parent-style-name="DefaultParagraphFont" style:family="text">
      <style:text-properties style:font-size-complex="11pt"/>
    </style:style>
    <style:style style:name="P37" style:parent-style-name="Textbody" style:family="paragraph">
      <style:text-properties style:font-size-complex="11pt"/>
    </style:style>
    <style:style style:name="P38" style:parent-style-name="Textbody" style:family="paragraph">
      <style:text-properties style:font-size-complex="11pt"/>
    </style:style>
    <style:style style:name="T39" style:parent-style-name="DefaultParagraphFont" style:family="text">
      <style:text-properties fo:font-weight="bold" style:font-weight-asian="bold" style:font-weight-complex="bold" fo:font-size="11pt" style:font-size-asian="11pt" style:font-size-complex="11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P42" style:parent-style-name="Textbody" style:family="paragraph">
      <style:text-properties style:font-size-complex="11pt"/>
    </style:style>
    <style:style style:name="P43" style:parent-style-name="Textbody" style:family="paragraph">
      <style:text-properties style:font-size-complex="11pt"/>
    </style:style>
    <style:style style:name="P44" style:parent-style-name="NormalWeb" style:family="paragraph">
      <style:paragraph-properties fo:margin-top="0in" fo:margin-bottom="0.0972in"/>
      <style:text-properties style:font-name="Liberation Sans" fo:color="#000000" fo:font-size="11pt" style:font-size-asian="11pt" style:font-size-complex="11pt"/>
    </style:style>
    <style:style style:name="P45" style:parent-style-name="NormalWeb" style:family="paragraph">
      <style:paragraph-properties fo:margin-top="0in" fo:margin-bottom="0.0972in"/>
    </style:style>
    <style:style style:name="P46" style:parent-style-name="NormalWeb" style:family="paragraph">
      <style:paragraph-properties fo:margin-top="0in" fo:margin-bottom="0.0972in"/>
    </style:style>
    <style:style style:name="P47" style:parent-style-name="Textbody" style:family="paragraph">
      <style:text-properties style:font-size-complex="11pt"/>
    </style:style>
    <style:style style:name="T48" style:parent-style-name="DefaultParagraphFont" style:family="text">
      <style:text-properties style:font-size-complex="11pt"/>
    </style:style>
    <style:style style:name="T49" style:parent-style-name="DefaultParagraphFont" style:family="text">
      <style:text-properties style:font-name="Source Code Pro" style:font-size-complex="11pt"/>
    </style:style>
    <style:style style:name="T50" style:parent-style-name="DefaultParagraphFont" style:family="text">
      <style:text-properties style:font-size-complex="11pt"/>
    </style:style>
    <style:style style:name="T51" style:parent-style-name="DefaultParagraphFont" style:family="text">
      <style:text-properties style:font-name="Source Code Pro" style:font-size-complex="11pt"/>
    </style:style>
    <style:style style:name="T52" style:parent-style-name="DefaultParagraphFont" style:family="text">
      <style:text-properties style:font-size-complex="11pt"/>
    </style:style>
    <style:style style:name="T53" style:parent-style-name="DefaultParagraphFont" style:family="text">
      <style:text-properties style:font-name="Source Code Pro" style:font-size-complex="11pt"/>
    </style:style>
    <style:style style:name="T54" style:parent-style-name="DefaultParagraphFont" style:family="text">
      <style:text-properties style:font-size-complex="11pt"/>
    </style:style>
    <style:style style:name="T55" style:parent-style-name="DefaultParagraphFont" style:family="text">
      <style:text-properties style:font-size-complex="11pt"/>
    </style:style>
    <style:style style:name="T56" style:parent-style-name="DefaultParagraphFont" style:family="text">
      <style:text-properties style:font-size-complex="11pt"/>
    </style:style>
    <style:style style:name="T57" style:parent-style-name="DefaultParagraphFont" style:family="text">
      <style:text-properties style:font-size-complex="11pt"/>
    </style:style>
    <style:style style:name="T58" style:parent-style-name="DefaultParagraphFont" style:family="text">
      <style:text-properties style:font-size-complex="11pt"/>
    </style:style>
    <style:style style:name="T59" style:parent-style-name="DefaultParagraphFont" style:family="text">
      <style:text-properties fo:color="#000000" style:font-size-complex="11pt"/>
    </style:style>
    <style:style style:name="T60" style:parent-style-name="DefaultParagraphFont" style:family="text">
      <style:text-properties fo:font-weight="bold" style:font-weight-asian="bold" style:font-weight-complex="bold" fo:font-size="11pt" style:font-size-asian="11pt" style:font-size-complex="11pt"/>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T63" style:parent-style-name="DefaultParagraphFont" style:family="text">
      <style:text-properties fo:font-size="11pt" style:font-size-asian="11pt" style:font-size-complex="11pt"/>
    </style:style>
    <style:style style:name="P64" style:parent-style-name="Textbody" style:family="paragraph">
      <style:text-properties style:font-size-complex="11pt"/>
    </style:style>
    <style:style style:name="T65" style:parent-style-name="DefaultParagraphFont" style:family="text">
      <style:text-properties style:font-size-complex="11pt"/>
    </style:style>
    <style:style style:name="T66" style:parent-style-name="DefaultParagraphFont" style:family="text">
      <style:text-properties style:font-name="Source Code Pro" style:font-size-complex="11pt"/>
    </style:style>
    <style:style style:name="T67" style:parent-style-name="DefaultParagraphFont" style:family="text">
      <style:text-properties style:font-size-complex="11pt"/>
    </style:style>
    <style:style style:name="T68" style:parent-style-name="DefaultParagraphFont" style:family="text">
      <style:text-properties style:font-size-complex="11pt"/>
    </style:style>
    <style:style style:name="T69" style:parent-style-name="DefaultParagraphFont" style:family="text">
      <style:text-properties style:font-size-complex="11pt"/>
    </style:style>
    <style:style style:name="P70" style:parent-style-name="Textbody" style:family="paragraph">
      <style:text-properties style:font-size-complex="11pt"/>
    </style:style>
    <style:style style:name="T71" style:parent-style-name="DefaultParagraphFont" style:family="text">
      <style:text-properties fo:font-weight="bold" style:font-weight-asian="bold" style:font-weight-complex="bold"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DefaultParagraphFont" style:family="text">
      <style:text-properties fo:font-size="11pt" style:font-size-asian="11pt" style:font-size-complex="11pt"/>
    </style:style>
    <style:style style:name="P74" style:parent-style-name="Textbody" style:family="paragraph">
      <style:text-properties style:font-size-complex="11pt"/>
    </style:style>
    <style:style style:name="P75" style:parent-style-name="Heading1" style:family="paragraph">
      <style:text-properties fo:font-size="11pt" style:font-size-asian="11pt" style:font-size-complex="11pt"/>
    </style:style>
    <style:style style:name="P76" style:parent-style-name="Heading" style:family="paragraph">
      <style:text-properties fo:font-style="italic" style:font-style-asian="italic" style:font-style-complex="italic" fo:font-size="11pt" style:font-size-asian="11pt" style:font-size-complex="11pt"/>
    </style:style>
    <style:style style:name="T77" style:parent-style-name="DefaultParagraphFont" style:family="text">
      <style:text-properties style:font-size-complex="11pt"/>
    </style:style>
    <style:style style:name="T78" style:parent-style-name="DefaultParagraphFont" style:family="text">
      <style:text-properties style:font-name="Source Code Pro" style:font-size-complex="11pt"/>
    </style:style>
    <style:style style:name="T79" style:parent-style-name="DefaultParagraphFont" style:family="text">
      <style:text-properties style:font-name="Source Code Pro" fo:font-style="italic" style:font-style-asian="italic" style:font-style-complex="italic" style:font-size-complex="11pt"/>
    </style:style>
    <style:style style:name="T80" style:parent-style-name="DefaultParagraphFont" style:family="text">
      <style:text-properties style:font-name="Source Code Pro" style:font-size-complex="11pt"/>
    </style:style>
    <style:style style:name="T81" style:parent-style-name="DefaultParagraphFont" style:family="text">
      <style:text-properties style:font-name="Source Code Pro" style:font-size-complex="11pt"/>
    </style:style>
    <style:style style:name="T82" style:parent-style-name="DefaultParagraphFont" style:family="text">
      <style:text-properties fo:font-weight="bold" style:font-weight-asian="bold" style:font-weight-complex="bold" fo:font-size="11pt" style:font-size-asian="11pt" style:font-size-complex="11pt"/>
    </style:style>
    <style:style style:name="T83" style:parent-style-name="DefaultParagraphFont" style:family="text">
      <style:text-properties fo:font-size="11pt" style:font-size-asian="11pt" style:font-size-complex="11pt"/>
    </style:style>
    <style:style style:name="T84" style:parent-style-name="DefaultParagraphFont" style:family="text">
      <style:text-properties fo:font-size="11pt" style:font-size-asian="11pt" style:font-size-complex="11pt"/>
    </style:style>
    <style:style style:name="P85" style:parent-style-name="Textbody" style:family="paragraph">
      <style:text-properties style:font-size-complex="11pt"/>
    </style:style>
    <style:style style:name="P86" style:parent-style-name="Textbody" style:family="paragraph">
      <style:text-properties fo:font-size="12pt" style:font-size-asian="12pt"/>
    </style:style>
    <style:style style:name="P87" style:parent-style-name="Textbody" style:family="paragraph">
      <style:text-properties fo:font-size="12pt" style:font-size-asian="12pt"/>
    </style:style>
    <style:style style:name="P88" style:parent-style-name="Textbody" style:family="paragraph">
      <style:text-properties style:font-size-complex="11pt"/>
    </style:style>
    <style:style style:name="T89" style:parent-style-name="DefaultParagraphFont" style:family="text">
      <style:text-properties style:font-size-complex="11pt"/>
    </style:style>
    <style:style style:name="T90" style:parent-style-name="DefaultParagraphFont" style:family="text">
      <style:text-properties style:font-name="Source Code Pro" style:font-size-complex="11pt"/>
    </style:style>
    <style:style style:name="T91" style:parent-style-name="DefaultParagraphFont" style:family="text">
      <style:text-properties style:font-size-complex="11pt"/>
    </style:style>
    <style:style style:name="T92" style:parent-style-name="DefaultParagraphFont" style:family="text">
      <style:text-properties style:font-size-complex="11pt"/>
    </style:style>
    <style:style style:name="P93" style:parent-style-name="Textbody" style:family="paragraph">
      <style:text-properties style:font-size-complex="11pt"/>
    </style:style>
    <style:style style:name="T94" style:parent-style-name="DefaultParagraphFont" style:family="text">
      <style:text-properties fo:font-weight="bold" style:font-weight-asian="bold" style:font-weight-complex="bold" fo:font-size="11pt" style:font-size-asian="11pt" style:font-size-complex="11pt"/>
    </style:style>
    <style:style style:name="T95" style:parent-style-name="DefaultParagraphFont" style:family="text">
      <style:text-properties fo:font-weight="bold" style:font-weight-asian="bold" style:font-weight-complex="bold" fo:font-size="11pt" style:font-size-asian="11pt" style:font-size-complex="11pt"/>
    </style:style>
    <style:style style:name="T96" style:parent-style-name="DefaultParagraphFont" style:family="text">
      <style:text-properties fo:font-size="11pt" style:font-size-asian="11pt" style:font-size-complex="11pt"/>
    </style:style>
    <style:style style:name="T97" style:parent-style-name="DefaultParagraphFont" style:family="text">
      <style:text-properties fo:font-size="11pt" style:font-size-asian="11pt" style:font-size-complex="11pt"/>
    </style:style>
    <style:style style:name="P98" style:parent-style-name="Textbody" style:family="paragraph">
      <style:text-properties style:font-size-complex="11pt"/>
    </style:style>
    <style:style style:name="P99" style:parent-style-name="NormalWeb" style:family="paragraph">
      <style:paragraph-properties fo:margin-top="0in" fo:margin-bottom="0.0972in"/>
    </style:style>
    <style:style style:name="T100" style:parent-style-name="DefaultParagraphFont" style:family="text">
      <style:text-properties style:font-name="Liberation Sans" fo:color="#000000" fo:font-size="11pt" style:font-size-asian="11pt" style:font-size-complex="11pt"/>
    </style:style>
    <style:style style:name="P101" style:parent-style-name="Textbody" style:family="paragraph">
      <style:text-properties style:font-size-complex="11pt"/>
    </style:style>
    <style:style style:name="P102" style:parent-style-name="Textbody" style:family="paragraph">
      <style:text-properties style:font-size-complex="11pt"/>
    </style:style>
    <style:style style:name="T103" style:parent-style-name="DefaultParagraphFont" style:family="text">
      <style:text-properties style:font-size-complex="11pt"/>
    </style:style>
    <style:style style:name="T104" style:parent-style-name="DefaultParagraphFont" style:family="text">
      <style:text-properties style:font-name="Source Code Pro" style:font-size-complex="11pt"/>
    </style:style>
    <style:style style:name="T105" style:parent-style-name="DefaultParagraphFont" style:family="text">
      <style:text-properties style:font-size-complex="11pt"/>
    </style:style>
    <style:style style:name="T106" style:parent-style-name="DefaultParagraphFont" style:family="text">
      <style:text-properties style:font-size-complex="11pt"/>
    </style:style>
    <style:style style:name="T107" style:parent-style-name="DefaultParagraphFont" style:family="text">
      <style:text-properties style:font-size-complex="11pt"/>
    </style:style>
    <style:style style:name="P108" style:parent-style-name="Textbody" style:family="paragraph">
      <style:text-properties style:font-size-complex="11pt"/>
    </style:style>
    <style:style style:name="T109" style:parent-style-name="DefaultParagraphFont" style:family="text">
      <style:text-properties fo:font-weight="bold" style:font-weight-asian="bold" style:font-weight-complex="bold" fo:font-size="11pt" style:font-size-asian="11pt" style:font-size-complex="11pt"/>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size="11pt" style:font-size-asian="11pt" style:font-size-complex="11pt"/>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size="11pt" style:font-size-asian="11pt" style:font-size-complex="11pt"/>
    </style:style>
    <style:style style:name="P114" style:parent-style-name="Textbody" style:family="paragraph">
      <style:text-properties style:font-size-complex="11pt"/>
    </style:style>
    <style:style style:name="P115" style:parent-style-name="Textbody" style:family="paragraph">
      <style:text-properties style:font-size-complex="11pt"/>
    </style:style>
    <style:style style:name="P116" style:parent-style-name="Textbody" style:family="paragraph">
      <style:text-properties style:font-size-complex="11pt"/>
    </style:style>
    <style:style style:name="T117" style:parent-style-name="DefaultParagraphFont" style:family="text">
      <style:text-properties style:font-size-complex="11pt"/>
    </style:style>
    <style:style style:name="T118" style:parent-style-name="DefaultParagraphFont" style:family="text">
      <style:text-properties style:font-name="Source Code Pro" style:font-size-complex="11pt"/>
    </style:style>
    <style:style style:name="T119" style:parent-style-name="DefaultParagraphFont" style:family="text">
      <style:text-properties style:font-name="Source Code Pro" style:font-size-complex="11pt"/>
    </style:style>
    <style:style style:name="T120" style:parent-style-name="DefaultParagraphFont" style:family="text">
      <style:text-properties style:font-size-complex="11pt"/>
    </style:style>
    <style:style style:name="T121" style:parent-style-name="DefaultParagraphFont" style:family="text">
      <style:text-properties style:font-size-complex="11pt"/>
    </style:style>
    <style:style style:name="T122" style:parent-style-name="DefaultParagraphFont" style:family="text">
      <style:text-properties style:font-size-complex="11pt"/>
    </style:style>
    <style:style style:name="P123" style:parent-style-name="Textbody" style:family="paragraph">
      <style:text-properties style:font-size-complex="11pt"/>
    </style:style>
    <style:style style:name="P124" style:parent-style-name="Textbody" style:family="paragraph">
      <style:text-properties style:font-size-complex="11pt"/>
    </style:style>
    <style:style style:name="T125" style:parent-style-name="DefaultParagraphFont" style:family="text">
      <style:text-properties fo:font-weight="bold" style:font-weight-asian="bold" style:font-weight-complex="bold" fo:font-size="11pt" style:font-size-asian="11pt" style:font-size-complex="11pt"/>
    </style:style>
    <style:style style:name="T126" style:parent-style-name="DefaultParagraphFont" style:family="text">
      <style:text-properties fo:font-size="11pt" style:font-size-asian="11pt" style:font-size-complex="11pt"/>
    </style:style>
    <style:style style:name="T127" style:parent-style-name="DefaultParagraphFont" style:family="text">
      <style:text-properties fo:font-style="italic" style:font-style-asian="italic" style:font-style-complex="italic" fo:font-size="11pt" style:font-size-asian="11pt" style:font-size-complex="11pt"/>
    </style:style>
    <style:style style:name="T128" style:parent-style-name="DefaultParagraphFont" style:family="text">
      <style:text-properties fo:font-size="11pt" style:font-size-asian="11pt" style:font-size-complex="11pt"/>
    </style:style>
    <style:style style:name="T129" style:parent-style-name="DefaultParagraphFont" style:family="text">
      <style:text-properties fo:font-size="11pt" style:font-size-asian="11pt" style:font-size-complex="11pt"/>
    </style:style>
    <style:style style:name="T130" style:parent-style-name="DefaultParagraphFont" style:family="text">
      <style:text-properties fo:font-size="11pt" style:font-size-asian="11pt" style:font-size-complex="11pt"/>
    </style:style>
    <style:style style:name="P131" style:parent-style-name="Textbody" style:family="paragraph">
      <style:text-properties style:font-size-complex="11pt"/>
    </style:style>
    <style:style style:name="P132" style:parent-style-name="Heading" style:family="paragraph">
      <style:text-properties fo:font-size="11pt" style:font-size-asian="11pt" style:font-size-complex="11pt"/>
    </style:style>
    <style:style style:name="P133" style:parent-style-name="Textbody" style:family="paragraph">
      <style:text-properties style:font-size-complex="11pt"/>
    </style:style>
    <style:style style:name="T134" style:parent-style-name="DefaultParagraphFont" style:family="text">
      <style:text-properties style:font-size-complex="11pt"/>
    </style:style>
    <style:style style:name="T135" style:parent-style-name="DefaultParagraphFont" style:family="text">
      <style:text-properties style:font-name="Source Code Pro" style:font-size-complex="11pt"/>
    </style:style>
    <style:style style:name="T136" style:parent-style-name="DefaultParagraphFont" style:family="text">
      <style:text-properties style:font-size-complex="11pt"/>
    </style:style>
    <style:style style:name="T137" style:parent-style-name="DefaultParagraphFont" style:family="text">
      <style:text-properties style:font-size-complex="11pt"/>
    </style:style>
    <style:style style:name="T138" style:parent-style-name="DefaultParagraphFont" style:family="text">
      <style:text-properties style:font-size-complex="11pt"/>
    </style:style>
    <style:style style:name="P139" style:parent-style-name="Textbody" style:family="paragraph">
      <style:text-properties style:font-size-complex="11pt"/>
    </style:style>
    <style:style style:name="T140" style:parent-style-name="DefaultParagraphFont" style:family="text">
      <style:text-properties fo:font-weight="bold" style:font-weight-asian="bold" style:font-weight-complex="bold" fo:font-size="11pt" style:font-size-asian="11pt" style:font-size-complex="11pt"/>
    </style:style>
    <style:style style:name="T141" style:parent-style-name="DefaultParagraphFont" style:family="text">
      <style:text-properties fo:font-size="11pt" style:font-size-asian="11pt" style:font-size-complex="11pt"/>
    </style:style>
    <style:style style:name="T142" style:parent-style-name="DefaultParagraphFont" style:family="text">
      <style:text-properties fo:font-size="11pt" style:font-size-asian="11pt" style:font-size-complex="11pt"/>
    </style:style>
    <style:style style:name="P143" style:parent-style-name="Textbody" style:family="paragraph">
      <style:text-properties style:font-size-complex="11pt"/>
    </style:style>
    <style:style style:name="P144" style:parent-style-name="Textbody" style:family="paragraph">
      <style:text-properties style:font-size-complex="11pt"/>
    </style:style>
    <style:style style:name="P145" style:parent-style-name="Heading1" style:family="paragraph">
      <style:text-properties fo:font-size="11pt" style:font-size-asian="11pt" style:font-size-complex="11pt"/>
    </style:style>
    <style:style style:name="P146" style:parent-style-name="Heading" style:family="paragraph">
      <style:text-properties fo:font-style="italic" style:font-style-asian="italic" style:font-style-complex="italic" fo:font-size="11pt" style:font-size-asian="11pt" style:font-size-complex="11pt"/>
    </style:style>
    <style:style style:name="P147" style:parent-style-name="Textbody" style:family="paragraph">
      <style:paragraph-properties fo:margin-left="0.5in">
        <style:tab-stops/>
      </style:paragraph-properties>
    </style:style>
    <style:style style:name="T148" style:parent-style-name="DefaultParagraphFont" style:family="text">
      <style:text-properties style:font-name="Source Code Pro" style:font-size-complex="11pt"/>
    </style:style>
    <style:style style:name="T149" style:parent-style-name="DefaultParagraphFont" style:family="text">
      <style:text-properties style:font-name="Source Code Pro" fo:font-style="italic" style:font-style-asian="italic" style:font-style-complex="italic" style:font-size-complex="11pt"/>
    </style:style>
    <style:style style:name="T150" style:parent-style-name="DefaultParagraphFont" style:family="text">
      <style:text-properties style:font-name="Source Code Pro" style:font-size-complex="11pt"/>
    </style:style>
    <style:style style:name="T151" style:parent-style-name="DefaultParagraphFont" style:family="text">
      <style:text-properties style:font-name="Source Code Pro" style:font-size-complex="11pt"/>
    </style:style>
    <style:style style:name="T152" style:parent-style-name="DefaultParagraphFont" style:family="text">
      <style:text-properties style:font-name="Source Code Pro" style:font-size-complex="11pt"/>
    </style:style>
    <style:style style:name="T153" style:parent-style-name="DefaultParagraphFont" style:family="text">
      <style:text-properties style:font-name="Source Code Pro" style:font-size-complex="11pt"/>
    </style:style>
    <style:style style:name="T154" style:parent-style-name="DefaultParagraphFont" style:family="text">
      <style:text-properties fo:font-weight="bold" style:font-weight-asian="bold" style:font-weight-complex="bold" fo:font-size="11pt" style:font-size-asian="11pt" style:font-size-complex="11pt"/>
    </style:style>
    <style:style style:name="T155" style:parent-style-name="DefaultParagraphFont" style:family="text">
      <style:text-properties fo:font-size="11pt" style:font-size-asian="11pt" style:font-size-complex="11pt"/>
    </style:style>
    <style:style style:name="T156" style:parent-style-name="DefaultParagraphFont" style:family="text">
      <style:text-properties fo:font-size="11pt" style:font-size-asian="11pt" style:font-size-complex="11pt"/>
    </style:style>
    <style:style style:name="P157" style:parent-style-name="Textbody" style:family="paragraph">
      <style:text-properties style:font-size-complex="11pt"/>
    </style:style>
    <style:style style:name="P158" style:parent-style-name="Textbody" style:family="paragraph">
      <style:text-properties fo:font-size="12pt" style:font-size-asian="12pt"/>
    </style:style>
    <style:style style:name="P159" style:parent-style-name="Textbody" style:family="paragraph">
      <style:text-properties fo:font-size="12pt" style:font-size-asian="12pt"/>
    </style:style>
    <style:style style:name="P160" style:parent-style-name="Textbody" style:family="paragraph">
      <style:text-properties style:font-size-complex="11pt"/>
    </style:style>
    <style:style style:name="T161" style:parent-style-name="DefaultParagraphFont" style:family="text">
      <style:text-properties style:font-size-complex="11pt"/>
    </style:style>
    <style:style style:name="T162" style:parent-style-name="DefaultParagraphFont" style:family="text">
      <style:text-properties style:font-name="Source Code Pro" style:font-size-complex="11pt"/>
    </style:style>
    <style:style style:name="T163" style:parent-style-name="DefaultParagraphFont" style:family="text">
      <style:text-properties style:font-size-complex="11pt"/>
    </style:style>
    <style:style style:name="T164" style:parent-style-name="DefaultParagraphFont" style:family="text">
      <style:text-properties style:font-size-complex="11pt"/>
    </style:style>
    <style:style style:name="T165" style:parent-style-name="DefaultParagraphFont" style:family="text">
      <style:text-properties style:font-size-complex="11pt"/>
    </style:style>
    <style:style style:name="P166" style:parent-style-name="Textbody" style:family="paragraph">
      <style:text-properties style:font-size-complex="11pt"/>
    </style:style>
    <style:style style:name="P167" style:parent-style-name="Textbody" style:family="paragraph">
      <style:text-properties style:font-size-complex="11pt"/>
    </style:style>
    <style:style style:name="P168" style:parent-style-name="Textbody" style:family="paragraph">
      <style:text-properties style:font-size-complex="11pt"/>
    </style:style>
    <style:style style:name="T169" style:parent-style-name="DefaultParagraphFont" style:family="text">
      <style:text-properties fo:font-weight="bold" style:font-weight-asian="bold" style:font-weight-complex="bold" fo:font-size="11pt" style:font-size-asian="11pt" style:font-size-complex="11pt"/>
    </style:style>
    <style:style style:name="T170" style:parent-style-name="DefaultParagraphFont" style:family="text">
      <style:text-properties fo:font-size="11pt" style:font-size-asian="11pt" style:font-size-complex="11pt"/>
    </style:style>
    <style:style style:name="T171" style:parent-style-name="DefaultParagraphFont" style:family="text">
      <style:text-properties fo:font-size="11pt" style:font-size-asian="11pt" style:font-size-complex="11pt"/>
    </style:style>
    <style:style style:name="P172" style:parent-style-name="Textbody" style:family="paragraph">
      <style:text-properties style:font-size-complex="11pt"/>
    </style:style>
    <style:style style:name="P173" style:parent-style-name="NormalWeb" style:family="paragraph">
      <style:paragraph-properties fo:margin-top="0in" fo:margin-bottom="0.0972in"/>
      <style:text-properties style:font-name="Liberation Sans" fo:color="#000000" fo:font-size="11pt" style:font-size-asian="11pt" style:font-size-complex="11pt"/>
    </style:style>
    <style:style style:name="P174" style:parent-style-name="NormalWeb" style:family="paragraph">
      <style:paragraph-properties fo:margin-top="0in" fo:margin-bottom="0.0972in"/>
    </style:style>
    <style:style style:name="T175" style:parent-style-name="DefaultParagraphFont" style:family="text">
      <style:text-properties style:font-name="Liberation Sans" fo:color="#000000" fo:font-size="11pt" style:font-size-asian="11pt" style:font-size-complex="11pt"/>
    </style:style>
    <style:style style:name="P176" style:parent-style-name="NormalWeb" style:family="paragraph">
      <style:paragraph-properties fo:margin-top="0in" fo:margin-bottom="0.0972in"/>
    </style:style>
    <style:style style:name="T177" style:parent-style-name="DefaultParagraphFont" style:family="text">
      <style:text-properties style:font-name="Liberation Sans" fo:color="#000000" fo:font-size="11pt" style:font-size-asian="11pt" style:font-size-complex="11pt"/>
    </style:style>
    <style:style style:name="P178" style:parent-style-name="Textbody" style:family="paragraph">
      <style:text-properties style:font-size-complex="11pt"/>
    </style:style>
    <style:style style:name="P179" style:parent-style-name="Textbody" style:family="paragraph">
      <style:text-properties style:font-size-complex="11pt"/>
    </style:style>
    <style:style style:name="T180" style:parent-style-name="DefaultParagraphFont" style:family="text">
      <style:text-properties style:font-name="Liberation Sans" style:font-name-complex="Liberation Sans" fo:font-size="11pt" style:font-size-asian="11pt" style:font-size-complex="11pt"/>
    </style:style>
    <style:style style:name="T181" style:parent-style-name="DefaultParagraphFont" style:family="text">
      <style:text-properties style:font-name="Source Code Pro" style:font-name-complex="Liberation Sans" fo:font-size="11pt" style:font-size-asian="11pt" style:font-size-complex="11pt"/>
    </style:style>
    <style:style style:name="T182" style:parent-style-name="DefaultParagraphFont" style:family="text">
      <style:text-properties style:font-name="Source Code Pro" style:font-name-complex="Liberation Sans" fo:font-size="11pt" style:font-size-asian="11pt" style:font-size-complex="11pt"/>
    </style:style>
    <style:style style:name="T183" style:parent-style-name="DefaultParagraphFont" style:family="text">
      <style:text-properties style:font-name="Liberation Sans" style:font-name-complex="Liberation Sans" fo:font-size="11pt" style:font-size-asian="11pt" style:font-size-complex="11pt"/>
    </style:style>
    <style:style style:name="T184" style:parent-style-name="DefaultParagraphFont" style:family="text">
      <style:text-properties style:font-name="Liberation Sans" style:font-name-complex="Liberation Sans" fo:font-size="11pt" style:font-size-asian="11pt" style:font-size-complex="11pt"/>
    </style:style>
    <style:style style:name="T185" style:parent-style-name="DefaultParagraphFont" style:family="text">
      <style:text-properties style:font-name="Liberation Sans" style:font-name-complex="Liberation Sans" fo:font-size="11pt" style:font-size-asian="11pt" style:font-size-complex="11pt"/>
    </style:style>
    <style:style style:name="T186"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T187"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188" style:parent-style-name="Standard" style:family="paragraph">
      <style:text-properties style:font-name="Liberation Sans" style:font-name-complex="Liberation Sans" fo:font-style="italic" style:font-style-asian="italic" style:font-style-complex="italic" fo:font-size="11pt" style:font-size-asian="11pt" style:font-size-complex="11pt"/>
    </style:style>
    <style:style style:name="P189" style:parent-style-name="Standard" style:family="paragraph">
      <style:text-properties style:font-name="Liberation Sans" style:font-name-complex="Liberation Sans" fo:font-style="italic" style:font-style-asian="italic" style:font-style-complex="italic" fo:font-size="11pt" style:font-size-asian="11pt" style:font-size-complex="11pt"/>
    </style:style>
    <style:style style:name="P190" style:parent-style-name="Textbody" style:family="paragraph">
      <style:text-properties style:font-size-complex="11pt"/>
    </style:style>
    <style:style style:name="T191" style:parent-style-name="DefaultParagraphFont" style:family="text">
      <style:text-properties fo:font-weight="bold" style:font-weight-asian="bold" style:font-weight-complex="bold" fo:font-size="11pt" style:font-size-asian="11pt" style:font-size-complex="11pt"/>
    </style:style>
    <style:style style:name="T192" style:parent-style-name="DefaultParagraphFont" style:family="text">
      <style:text-properties fo:font-size="11pt" style:font-size-asian="11pt" style:font-size-complex="11pt"/>
    </style:style>
    <style:style style:name="T193" style:parent-style-name="DefaultParagraphFont" style:family="text">
      <style:text-properties fo:font-size="11pt" style:font-size-asian="11pt" style:font-size-complex="11pt"/>
    </style:style>
    <style:style style:name="T194" style:parent-style-name="DefaultParagraphFont" style:family="text">
      <style:text-properties fo:font-size="11pt" style:font-size-asian="11pt" style:font-size-complex="11pt"/>
    </style:style>
    <style:style style:name="P195" style:parent-style-name="Textbody" style:family="paragraph">
      <style:text-properties style:font-size-complex="11pt"/>
    </style:style>
    <style:style style:name="P196" style:parent-style-name="NormalWeb" style:family="paragraph">
      <style:paragraph-properties fo:margin-top="0in" fo:margin-bottom="0.0972in"/>
    </style:style>
    <style:style style:name="T197" style:parent-style-name="DefaultParagraphFont" style:family="text">
      <style:text-properties style:font-name="Liberation Sans" fo:color="#000000" fo:font-size="11pt" style:font-size-asian="11pt" style:font-size-complex="11pt"/>
    </style:style>
    <style:style style:name="T198" style:parent-style-name="DefaultParagraphFont" style:family="text">
      <style:text-properties style:font-name="Liberation Sans" fo:color="#000000" fo:font-size="11pt" style:font-size-asian="11pt" style:font-size-complex="11pt"/>
    </style:style>
    <style:style style:name="P199" style:parent-style-name="NormalWeb" style:family="paragraph">
      <style:paragraph-properties fo:margin-top="0in" fo:margin-bottom="0.0972in"/>
    </style:style>
    <style:style style:name="T200" style:parent-style-name="DefaultParagraphFont" style:family="text">
      <style:text-properties style:font-name="Liberation Sans" fo:color="#000000" fo:font-size="11pt" style:font-size-asian="11pt" style:font-size-complex="11pt"/>
    </style:style>
    <style:style style:name="P201" style:parent-style-name="NormalWeb" style:family="paragraph">
      <style:paragraph-properties fo:margin-top="0in" fo:margin-bottom="0.0972in"/>
    </style:style>
    <style:style style:name="T202" style:parent-style-name="DefaultParagraphFont" style:family="text">
      <style:text-properties style:font-name="Liberation Sans" fo:color="#000000" fo:font-size="11pt" style:font-size-asian="11pt" style:font-size-complex="11pt"/>
    </style:style>
    <style:style style:name="P203" style:parent-style-name="Textbody" style:family="paragraph">
      <style:text-properties style:font-size-complex="11pt"/>
    </style:style>
    <style:style style:name="T204" style:parent-style-name="DefaultParagraphFont" style:family="text">
      <style:text-properties style:font-name="Liberation Sans" style:font-name-complex="Liberation Sans" fo:font-size="11pt" style:font-size-asian="11pt" style:font-size-complex="11pt"/>
    </style:style>
    <style:style style:name="T205" style:parent-style-name="DefaultParagraphFont" style:family="text">
      <style:text-properties style:font-name="Source Code Pro" style:font-name-complex="Liberation Sans" fo:font-size="11pt" style:font-size-asian="11pt" style:font-size-complex="11pt"/>
    </style:style>
    <style:style style:name="T206" style:parent-style-name="DefaultParagraphFont" style:family="text">
      <style:text-properties style:font-name="Source Code Pro" style:font-name-complex="Liberation Sans" fo:font-size="11pt" style:font-size-asian="11pt" style:font-size-complex="11pt"/>
    </style:style>
    <style:style style:name="T207" style:parent-style-name="DefaultParagraphFont" style:family="text">
      <style:text-properties style:font-name="Liberation Sans" style:font-name-complex="Liberation Sans" fo:font-size="11pt" style:font-size-asian="11pt" style:font-size-complex="11pt"/>
    </style:style>
    <style:style style:name="T208" style:parent-style-name="DefaultParagraphFont" style:family="text">
      <style:text-properties style:font-name="Liberation Sans" style:font-name-complex="Liberation Sans" fo:font-size="11pt" style:font-size-asian="11pt" style:font-size-complex="11pt"/>
    </style:style>
    <style:style style:name="T209"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210" style:parent-style-name="Standard" style:family="paragraph">
      <style:text-properties style:font-name="Liberation Sans" style:font-name-complex="Liberation Sans" fo:font-style="italic" style:font-style-asian="italic" style:font-style-complex="italic" fo:font-size="11pt" style:font-size-asian="11pt" style:font-size-complex="11pt"/>
    </style:style>
    <style:style style:name="P211" style:parent-style-name="Standard" style:family="paragraph">
      <style:text-properties style:font-name="Liberation Sans" style:font-name-complex="Liberation Sans" fo:font-size="11pt" style:font-size-asian="11pt" style:font-size-complex="11pt"/>
    </style:style>
    <style:style style:name="P212" style:parent-style-name="Textbody" style:family="paragraph">
      <style:text-properties style:font-size-complex="11pt"/>
    </style:style>
    <style:style style:name="T213" style:parent-style-name="DefaultParagraphFont" style:family="text">
      <style:text-properties fo:font-weight="bold" style:font-weight-asian="bold" style:font-weight-complex="bold" fo:font-size="11pt" style:font-size-asian="11pt" style:font-size-complex="11pt"/>
    </style:style>
    <style:style style:name="T214" style:parent-style-name="DefaultParagraphFont" style:family="text">
      <style:text-properties fo:font-size="11pt" style:font-size-asian="11pt" style:font-size-complex="11pt"/>
    </style:style>
    <style:style style:name="T215" style:parent-style-name="DefaultParagraphFont" style:family="text">
      <style:text-properties fo:font-size="11pt" style:font-size-asian="11pt" style:font-size-complex="11pt"/>
    </style:style>
    <style:style style:name="P216" style:parent-style-name="Textbody" style:family="paragraph">
      <style:text-properties style:font-size-complex="11pt"/>
    </style:style>
    <style:style style:name="P217" style:parent-style-name="Textbody" style:family="paragraph">
      <style:text-properties style:font-size-complex="11pt"/>
    </style:style>
    <style:style style:name="P218" style:parent-style-name="Textbody" style:family="paragraph">
      <style:text-properties style:font-size-complex="11pt"/>
    </style:style>
    <style:style style:name="T219" style:parent-style-name="DefaultParagraphFont" style:family="text">
      <style:text-properties style:font-name="Liberation Sans" style:font-name-complex="Liberation Sans" fo:font-size="11pt" style:font-size-asian="11pt" style:font-size-complex="11pt"/>
    </style:style>
    <style:style style:name="T220" style:parent-style-name="DefaultParagraphFont" style:family="text">
      <style:text-properties style:font-name="Source Code Pro" style:font-name-complex="Liberation Sans" fo:font-size="11pt" style:font-size-asian="11pt" style:font-size-complex="11pt"/>
    </style:style>
    <style:style style:name="T221" style:parent-style-name="DefaultParagraphFont" style:family="text">
      <style:text-properties style:font-name="Source Code Pro" style:font-name-complex="Liberation Sans" fo:font-size="11pt" style:font-size-asian="11pt" style:font-size-complex="11pt"/>
    </style:style>
    <style:style style:name="T222" style:parent-style-name="DefaultParagraphFont" style:family="text">
      <style:text-properties style:font-name="Liberation Sans" style:font-name-complex="Liberation Sans" fo:font-size="11pt" style:font-size-asian="11pt" style:font-size-complex="11pt"/>
    </style:style>
    <style:style style:name="T223" style:parent-style-name="DefaultParagraphFont" style:family="text">
      <style:text-properties style:font-name="Liberation Sans" style:font-name-complex="Liberation Sans" fo:font-size="11pt" style:font-size-asian="11pt" style:font-size-complex="11pt"/>
    </style:style>
    <style:style style:name="T224"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T225"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226" style:parent-style-name="Standard" style:family="paragraph">
      <style:text-properties style:font-name="Liberation Sans" style:font-name-complex="Liberation Sans" fo:font-size="11pt" style:font-size-asian="11pt" style:font-size-complex="11pt"/>
    </style:style>
    <style:style style:name="P227" style:parent-style-name="Textbody" style:family="paragraph">
      <style:text-properties style:font-size-complex="11pt"/>
    </style:style>
    <style:style style:name="T228" style:parent-style-name="DefaultParagraphFont" style:family="text">
      <style:text-properties fo:font-weight="bold" style:font-weight-asian="bold" style:font-weight-complex="bold" fo:font-size="11pt" style:font-size-asian="11pt" style:font-size-complex="11pt"/>
    </style:style>
    <style:style style:name="T229" style:parent-style-name="DefaultParagraphFont" style:family="text">
      <style:text-properties fo:font-size="11pt" style:font-size-asian="11pt" style:font-size-complex="11pt"/>
    </style:style>
    <style:style style:name="T230" style:parent-style-name="DefaultParagraphFont" style:family="text">
      <style:text-properties fo:font-size="11pt" style:font-size-asian="11pt" style:font-size-complex="11pt"/>
    </style:style>
    <style:style style:name="P231" style:parent-style-name="Textbody" style:family="paragraph">
      <style:text-properties style:font-size-complex="11pt"/>
    </style:style>
    <style:style style:name="P232" style:parent-style-name="Textbody" style:family="paragraph">
      <style:text-properties style:font-size-complex="11pt"/>
    </style:style>
  </office:automatic-styles>
  <office:body>
    <office:text text:use-soft-page-breaks="true">
      <text:p text:style-name="P1">Analysis of Algorithms</text:p>
      <text:p text:style-name="P2">[Anton Leslie]</text:p>
      <text:p text:style-name="P3">CS 221</text:p>
      <text:p text:style-name="P4"/>
      <text:p text:style-name="P5">All growth functions must be in simplified t(n) = ____ format with only one constant factor, one n factor, etc. Order must be presented in proper big-O notation.</text:p>
      <text:h text:style-name="P6" text:outline-level="1">Algorithm: find()</text:h>
      <text:p text:style-name="P7">The<text:s/>following questions refer to the FindTester class given with the assignment. FindTester initializes an array of integers in ascending order from 1 to n inclusive. If a target value is provided, FindTester reports the number of statements executed before a<text:s/>result is returned. If no target value is provided, FindTester reports the average number of statements to find all values in the array. FindTester usage:</text:p>
      <text:p text:style-name="Textbody"><text:span text:style-name="T8"><text:tab/></text:span><text:span text:style-name="T9">$ java FindTester [array size n] &lt;optional target value&gt;</text:span></text:p>
      <text:p text:style-name="Heading"><text:span text:style-name="T10">Minimum Statements</text:span><text:span text:style-name="T11">.</text:span><text:span text:style-name="T12"><text:s/>What statements would b</text:span><text:span text:style-name="T13">e executed in a call to find() when the array size is zero (n == 0)? (Do not count the initialization of method arguments or return statements.) So what is the minimum cost (t(0) = ?, the constant factor) of calling find()?</text:span></text:p>
      <text:p text:style-name="Textbody">Answer:</text:p>
      <text:p text:style-name="Textbody">There are 2 statements executed when you call find() when the array size is zero because find () method would be initializing I to zero then would proceed to by checking the condition to confirm that I is less than the array size. The condition check returns false, leaving two initial statements to be executed no matter what the result is<text:s/></text:p>
      <text:p text:style-name="P14"/>
      <text:p text:style-name="Textbody"><text:span text:style-name="T15">Run<text:s/></text:span><text:span text:style-name="T16">FindTester 0 -1<text:s/></text:span><text:span text:style-name="T17"><text:line-break/></text:span><text:span text:style-name="T18">How do the</text:span><text:span text:style-name="T19"><text:s/>results compare to your expectation? What (if anything) do you need to modify about your analysis to better align with the empirical results?</text:span></text:p>
      <text:p text:style-name="P20">This lines exactly up to my expected I only expected 2 statements to be executed no matter what the result is.</text:p>
      <text:p text:style-name="P21"/>
      <text:p text:style-name="Heading"><text:span text:style-name="T22">Best Case Scenario</text:span><text:span text:style-name="T23">. Assuming a large array size n, where would the target element be located in the array<text:s/></text:span><text:span text:style-name="T24">such that the the minimum possible number of loop iterations would be be executed? What statements are executed if this is the case? What is the growth function (t(n) = ?) under these conditions?</text:span></text:p>
      <text:p text:style-name="Textbody">Answer:</text:p>
      <text:p text:style-name="Textbody">If the target element is at the first index of the array and the method would stop the iteration n amount of times.</text:p>
      <text:p text:style-name="Textbody">The Best case scenario would be for the minimum possible number of loops iterations that would be executed for an array in which n is large when the first number within the array that is being checked in the best scenario 3 statements only have to be executed no matter the size of the array this would happen at the beginning of current array.<text:s/></text:p>
      <text:p text:style-name="Textbody">Growth function : T(n) = 3</text:p>
      <text:p text:style-name="Textbody"/>
      <text:p text:style-name="P25"/>
      <text:p text:style-name="Textbody"><text:span text:style-name="T26">Run<text:s/></text:span><text:span text:style-name="T27">FindTester 100 1</text:span><text:span text:style-name="T28">,<text:s/></text:span><text:span text:style-name="T29">FindTester 100 100</text:span><text:span text:style-name="T30">, and<text:s/></text:span><text:span text:style-name="T31">FindTester 10</text:span><text:span text:style-name="T32">0 -1</text:span><text:span text:style-name="T33"><text:line-break/></text:span><text:span text:style-name="T34">(For the record, 100 is NOT a large array size, but it is adequate for this analysis.) Which result represents the best case scenario with the minimum number of statements executed? How does the number of reported statements align with your expectatio</text:span><text:span text:style-name="T35">n? What (if anything) do you need to modify about your analysis to better align with the empirical results?</text:span></text:p>
      <text:p text:style-name="Textbody"><text:span text:style-name="T36">Best case is 100 1, <text:s/>I expected<text:s/></text:span>minimum possible number of loops iterations that would be executed for an array in which n is large when the first number within the array that is being checked in the best scenario 3 statements only have to be executed no matter the size of the array this would happen at the beginning of current array.<text:s/></text:p>
      <text:p text:style-name="P37"/>
      <text:p text:style-name="P38"/>
      <text:p text:style-name="Heading"><text:span text:style-name="T39">Worst Case Scenario</text:span><text:span text:style-name="T40">. Assuming a large array size n, what would be necessary such that the loop cannot exit early and the method returns -1? How<text:s/></text:span><text:span text:style-name="T41">many times does the loop iterate? What statements are executed in each loop iteration? What is the growth function (t(n) = ?) under these conditions?</text:span></text:p>
      <text:p text:style-name="P42"/>
      <text:p text:style-name="P43">Answer:</text:p>
      <text:p text:style-name="P44">The worst-case scenario for the maximum amount of statements to be executed when n is very large would be if the target is never reached. This would lead the find() method to step through every index of the array at size n. The for loop would then have to loop n times as well as the inner if statement to also be iterated each time. The growth function will be determined based on array(n), as the initial check and initialization is done. Inside the body of the for loop the if statement, the increment, and check will be done each time giving three statements computed for each iteration of the loop. All of the body will then be done n times until it reaches n meaning n (3) + 2 initial statements for any size n. </text:p>
      <text:p text:style-name="P45">The expected growth function will be:</text:p>
      <text:p text:style-name="P46">T(n) = 2 + n(3)</text:p>
      <text:p text:style-name="P47"/>
      <text:p text:style-name="Textbody"><text:span text:style-name="T48">Run<text:s/></text:span><text:span text:style-name="T49">FindTester 100 1</text:span><text:span text:style-name="T50">,<text:s/></text:span><text:span text:style-name="T51">FindTester 100 100</text:span><text:span text:style-name="T52">, and<text:s/></text:span><text:span text:style-name="T53">FindTester 100 -1</text:span><text:span text:style-name="T54"><text:line-break/></text:span><text:span text:style-name="T55">(For the record, 100 is NOT a large array</text:span><text:span text:style-name="T56"><text:s/>size, but it is adequate for this analysis.) Which result represents the worst case scenario with the maximum number of statements executed? Is it the one you predicted? How does the number of reported statements align with your expectation? What (if anyt</text:span><text:span text:style-name="T57">hing) do you need to modify about your analysis to better align with the empirical results?</text:span></text:p>
      <text:p text:style-name="Textbody"><text:span text:style-name="T58">Worst case: 100 -1 because it outputted more statements then the other two leading to it being the worst case in this situation my expected for worst was<text:s/></text:span><text:span text:style-name="T59">when n is very large would be if the target is never reached. So, the bigger the first number and the lower then second index would lead it to continuing expanding.</text:span></text:p>
      <text:p text:style-name="Heading"><text:span text:style-name="T60">Expected Average Case Scenario</text:span><text:span text:style-name="T61">. Assuming a randomly ordered array of unique elements and the target element is in the array, where would a target element be locate</text:span><text:span text:style-name="T62">d on average? What is the<text:s/></text:span><text:soft-page-break/><text:span text:style-name="T63">expected average number of loop iterations if this is the case? What is the average growth function (t(n) = ?) under these conditions?</text:span></text:p>
      <text:p text:style-name="Textbody">Answer:</text:p>
      <text:p text:style-name="Textbody">For a expected average case scenario, assuming that we have a random ordered array of elements and the main target element is in the array, I suspect that the target element will be located in the middle of the set. Using that understanding, the condition would return true about half the amount of times which led to the find() method being executed around half of the time.<text:s/></text:p>
      <text:p text:style-name="Textbody">Average Growth Function: T(n) = 2+(n(3))/2<text:s/></text:p>
      <text:p text:style-name="Textbody"/>
      <text:p text:style-name="P64"/>
      <text:p text:style-name="Textbody"><text:span text:style-name="T65">Run<text:s/></text:span><text:span text:style-name="T66">FindTester 100</text:span><text:span text:style-name="T67"><text:line-break/></text:span><text:span text:style-name="T68">(For the record, 100 is NOT a large array size, but it is adequate for this</text:span><text:span text:style-name="T69"><text:s/>analysis.) How does the average number of statements to find all elements align with your expectation? What (if anything) do you need to modify about your analysis to better align with the empirical results?</text:span></text:p>
      <text:p text:style-name="P70">The average time to find a value in an array of 100 was 151 statements would be produced which was in the middle of best case statements which was 3 and worst case which was 302 so it was about half the time.</text:p>
      <text:p text:style-name="Heading"><text:span text:style-name="T71">Order</text:span><text:span text:style-name="T72">. What is the runtime order (big-O) of fi</text:span><text:span text:style-name="T73">nd() based on the above growth functions?</text:span></text:p>
      <text:p text:style-name="Textbody">The runtime order for the method find(), based off of the above growth functions would be O(n) because the dominant term within the growth functions was n. This also means that this function is linear</text:p>
      <text:p text:style-name="P74"/>
      <text:h text:style-name="P75" text:outline-level="1">Algorithm: replaceAll()</text:h>
      <text:p text:style-name="P76">The following questions refer to the ReplaceAllTester class given with the assignment. ReplaceAllTester initializes an array of integers of size n configured according to input parameters.<text:s/>If an oldValue argument is provided, ReplaceAllTester reports the number of statements executed to replace that value in an array where all elements are in ascending order from 1 to n inclusive. If no oldValue is provided, ReplaceAllTester reports the average number of statements to replace a randomly-located element within the array. If the optional third numDuplicates argument is provided, that number of duplicate 1s will be randomly distributed in the array and the expectation is that oldValue will be 1,<text:s/>such that the number of statements to replace all duplicate values will be reported. Note that the reported result for any numDuplicates less than n is subject to vagaries of random distribution. ReplaceAllTester usage:</text:p>
      <text:p text:style-name="Textbody"><text:span text:style-name="T77"><text:tab/></text:span><text:span text:style-name="T78">$ java<text:s/></text:span><text:span text:style-name="T79">ReplaceAllTester</text:span><text:span text:style-name="T80"><text:s/>[array siz</text:span><text:span text:style-name="T81">e n] &lt;oldValue&gt; &lt;numDuplicates&gt;</text:span></text:p>
      <text:p text:style-name="Heading"><text:span text:style-name="T82">Minimum Statements</text:span><text:span text:style-name="T83">. What statements would be executed in a call to replaceAll() when the array size is zero (n == 0)? Do not overlook the cost of calling find() or the assignment of its return value. So what is the minimum c</text:span><text:span text:style-name="T84">ost (t(0) = ?) of calling replaceAll()?</text:span></text:p>
      <text:p text:style-name="P85">Answer:</text:p>
      <text:p text:style-name="P86">After using the debugger the number of statements that would be executed in a call to find()<text:s/><text:soft-page-break/>when the array size is zero or one is four because when replaceAll() is first called it calls the find() method that we already analyzed above, that we use to set an integer index to the oldValue which in total will run three statements. Then, it uses a while loop condition is executed to check to see if the index is greater than the -1 in the condition being that isn’t case, the statement only is checking and nothing in the body of the condition is executed.<text:s/></text:p>
      <text:p text:style-name="P87">T(0) = 4</text:p>
      <text:p text:style-name="P88"/>
      <text:p text:style-name="Textbody"><text:span text:style-name="T89">Run<text:s/></text:span><text:span text:style-name="T90">ReplaceAllTester 0</text:span><text:span text:style-name="T91"><text:line-break/></text:span><text:span text:style-name="T92">How does the number of reported statements compare with your expectation? What (if anything) do you need to modify about your analysis to better align with the empirical results?</text:span></text:p>
      <text:p text:style-name="P93">My hypothesis was spot on in this case by only producing 4 statements in the case of 0</text:p>
      <text:p text:style-name="Heading"><text:span text:style-name="T94">Best Case Sc</text:span><text:span text:style-name="T95">enario</text:span><text:span text:style-name="T96">. Assuming a lage array size n, what would cause the replaceAll() while loop to never iterate? What would be the cost of the first find() call? What statements are executed in replaceAll(), itself? What is the total growth function (t(n) = ?) under t</text:span><text:span text:style-name="T97">hese conditions?</text:span></text:p>
      <text:p text:style-name="P98">Answer:</text:p>
      <text:p text:style-name="P99">The best case scenario that the minimum number of replaceAll() loop iterations being executed for an array where n is large is when the specified target element is not present within the array at all.<text:s/><text:span text:style-name="T100">This condition would make the first statement assignment of index. In addition, the find() method to be executed the worst case scenario amount of times with index assignment 3+n3 times. After this execution index would then equal -1 which would make only one statement to be executed as the while loop would not execute any of its body and only the condition check would be executed. So, the minimum number of statements would look something like the function below.</text:span></text:p>
      <text:p text:style-name="Textbody">T(n) = 4+3n</text:p>
      <text:p text:style-name="P101"/>
      <text:p text:style-name="P102"/>
      <text:p text:style-name="Textbody"><text:span text:style-name="T103">Run<text:s/></text:span><text:span text:style-name="T104">ReplaceAllTester 100 1, ReplaceAllTester 100 100, and ReplaceAllTester 100 -1</text:span><text:span text:style-name="T105"><text:line-break/></text:span><text:span text:style-name="T106">(For the record, 100 is NOT a large array size, but it is adequate for this analysis.) Which test run represents the best case scenario with the minimum num</text:span><text:span text:style-name="T107">ber of statements executed? How does the number of reported statements compare with your expectation? What (if anything) do you need to modify about your analysis to better align with the empirical results?</text:span></text:p>
      <text:p text:style-name="P108">The best case would be 100 -1 because it produced the least amount of statements which was 304. I believe that my expectations was very on target because it lines up perfectly with what I expected by multiplying 100 by 3 and adding 4 .</text:p>
      <text:p text:style-name="Heading"><text:span text:style-name="T109">Worst Case Scenario</text:span><text:span text:style-name="T110">. Assuming newValue and<text:s/></text:span><text:span text:style-name="T111">oldValue are not equal and n is large, under what conditions would the maximum number of replaceAll() while loop iterations be executed? Note that every call to find() in replaceAll() is guaranteed to iterate a different number of times, so what would be t</text:span><text:span text:style-name="T112">he average cost of a find() call within the while loop? What other statements are executed in every<text:s/></text:span><text:soft-page-break/><text:span text:style-name="T113">iteration of the while loop? What is the total growth function (t(n) = ?) under these conditions?</text:span></text:p>
      <text:p text:style-name="P114">Answer:</text:p>
      <text:p text:style-name="Textbody">The worst-case scenario that we could expect would be if the main target n is present within every element in the array. The initial number of statements that can be executed would still be four but once we make it to the loop, the while loop will check and meet the requirements and the body of the while loop will run. If the target element has every element present in the array, then the target element is met n times and the body of the condition will run n times. Moving onto the body, the first statement within the body assigns the array at a location in the index to a new value, this will provide as our one constant statement every time the method is ran. After, the find () method is called once again to set our index to the target, which will continue to run until every element in the array is replaced with the newValue’s.<text:s/></text:p>
      <text:p text:style-name="Textbody">The total growth function for the worst-case scenario of this method will be:</text:p>
      <text:p text:style-name="Textbody">Total Growth Function: T(n) = (3n^2) + 3n + 4</text:p>
      <text:p text:style-name="P115"/>
      <text:p text:style-name="P116"/>
      <text:p text:style-name="Textbody"><text:span text:style-name="T117">Run<text:s/></text:span><text:span text:style-name="T118">ReplaceAllTester 100 100, ReplaceAllTester 100 -1, an</text:span><text:span text:style-name="T119">d ReplaceAllTester 100 1 100</text:span><text:span text:style-name="T120"><text:line-break/></text:span><text:span text:style-name="T121">(For the record, 100 is NOT a large array size, but it is adequate for this analysis.) Which test run represents the worst case scenario with the maximum number of statements executed? How does the number of reported statements</text:span><text:span text:style-name="T122"><text:s/>compare with your expectation? What (if anything) do you need to modify about your analysis to better align with the empirical results?</text:span></text:p>
      <text:p text:style-name="P123">The Worst case would be 100 100 because it produced the largest number of statements which was 607. I believe that my expectations was very on target because it lines up perfectly with what I expected by multiplying ((100 by 3) ^2) then adding 3 * 100 + 4.</text:p>
      <text:p text:style-name="P124"/>
      <text:p text:style-name="Heading"><text:span text:style-name="T125">Expected Case Scenario</text:span><text:span text:style-name="T126">. Assuming a large, randomly ordered array of<text:s/></text:span><text:span text:style-name="T127">unique</text:span><text:span text:style-name="T128"><text:s/>elements and oldValue is a value in the arr</text:span><text:span text:style-name="T129">ay, how many replaceAll() while loop iterations will occur? What is the expected cost of the first call to find()? How many loop iterations in call(s) to find() within the while loop? What is the expected growth function (t(n) = ?) for a call to replaceAll</text:span><text:span text:style-name="T130">() under these conditions?</text:span></text:p>
      <text:p text:style-name="P131">Answer:</text:p>
      <text:p text:style-name="Textbody">The expected average case scenario will be executed if our target value is typically in the center of the array. The first call to the index will be executing the average amount of times that the find () method is ran plus the one assignment that will need to be modified. After, we run into the while loop condition which will be ran once.</text:p>
      <text:p text:style-name="P132">The expected growth function for this scenario is going to be equal to:</text:p>
      <text:p text:style-name="Textbody">T(n) = 5 + ((n(3))2) + (3+3n)</text:p>
      <text:p text:style-name="P133"/>
      <text:soft-page-break/>
      <text:p text:style-name="Textbody"><text:span text:style-name="T134">Run<text:s/></text:span><text:span text:style-name="T135">ReplaceAllTester 100</text:span><text:span text:style-name="T136"><text:line-break/></text:span><text:span text:style-name="T137">(For the record, 100 is NOT a large array size, but it is adequate for this analysis.) How does the number of reported statements compare with your expectation? What (if anything) do you need to modify a</text:span><text:span text:style-name="T138">bout your analysis to better align with the empirical results?</text:span></text:p>
      <text:p text:style-name="P139">This lines up exactly how I thought it would and everything in my growth function.</text:p>
      <text:p text:style-name="Heading"><text:span text:style-name="T140">Order</text:span><text:span text:style-name="T141">. What is the runtime order (big-O)</text:span><text:span text:style-name="T142"><text:s/>of replaceAll() based on the above growth functions?</text:span></text:p>
      <text:p text:style-name="P143">Answer:</text:p>
      <text:p text:style-name="Textbody">Within my previous growth functions, I concluded that for my average case scenario the big-O will be O(n) and for my worst-case scenario, the big-O was O(n^2).</text:p>
      <text:p text:style-name="P144"/>
      <text:h text:style-name="P145" text:outline-level="1">Algorithm: sortIt()</text:h>
      <text:p text:style-name="P146">The following questions refer to the SortItTester class given with the assignment. SortItTester initializes an array of integers of size n configured according to input parameters.<text:s/>If an oldValue argument is provided, SortItTester reports the number of statements executed to replace that value in an array where all elements are in ascending order from 1 to n inclusive. If no oldValue is provided, SortItTester reports the average number of statements to replace a randomly-located element within the array. If the optional third numDuplicates argument is provided, that number of duplicate 1s will be randomly distributed in the array and the expectation is that oldValue will be 1, such that the number of statements to replace all duplicate values will be reported. Note that the reported result for any numDuplicates less than n is subject to vagaries of random distribution. SortItTester usage:</text:p>
      <text:p text:style-name="P147"><text:span text:style-name="T148">$ java<text:s/></text:span><text:span text:style-name="T149">SortItTester</text:span><text:span text:style-name="T150"><text:s/>[array size n] [a | d | r |</text:span><text:span text:style-name="T151"><text:s/>m numDuplicates]</text:span><text:span text:style-name="T152"><text:line-break/></text:span><text:span text:style-name="T153">where a → ascending order, d → descending order, r → random order, and m → multiples/duplicates, requiring a third argument for the number of duplicates up to a maximum of n</text:span></text:p>
      <text:p text:style-name="Heading"><text:span text:style-name="T154">Minimum Statements</text:span><text:span text:style-name="T155">. What statements would be executed in a call<text:s/></text:span><text:span text:style-name="T156">to sortIt() when the array size is zero (n == 0) or one (n == 1)? So what is the minimum cost for a call to sortIt()?</text:span></text:p>
      <text:p text:style-name="P157">Answer:</text:p>
      <text:p text:style-name="P158">The number of statements that would be executed in a call to find() when the array size is zero or one is two because both sizes of the array will output the same amount of countable statements and our variable next is set to a value of 1 and next must be bigger than the array size. In both cases, it only executes two times because if the size of the array is either 0 or 1, the next variable will be equal or loarger than the size of the array, which makes the overall condtion false.</text:p>
      <text:p text:style-name="P159">T(0) = 2</text:p>
      <text:p text:style-name="P160"/>
      <text:p text:style-name="Textbody"><text:span text:style-name="T161">Run<text:s/></text:span><text:span text:style-name="T162">SortItTester 0 a and SortItTester 1 a</text:span><text:span text:style-name="T163"><text:line-break/></text:span><text:span text:style-name="T164">How does the number of reported statements compare with your expectations? What (if anything) d</text:span><text:span text:style-name="T165">o you need to modify about your analysis to better align with the empirical results?</text:span></text:p>
      <text:soft-page-break/>
      <text:p text:style-name="P166">As I said above that it would produce the same amount of statements if the input was 0 and 1 which was 2 statements.</text:p>
      <text:p text:style-name="P167"/>
      <text:p text:style-name="P168"/>
      <text:p text:style-name="Heading"><text:span text:style-name="T169">Best Case Scenario</text:span><text:span text:style-name="T170">. Assume a large array size n. The sortIt() outer loop depends only on n, but the inner loop is sensitive to the ordering of elements in the array and t</text:span><text:span text:style-name="T171">he current index of the outer loop. Under what conditions would the minimum number of inner loop iterations occur? What statements are executed in every iteration of the outer loop? What is the growth function under these conditions?</text:span></text:p>
      <text:p text:style-name="P172">Answer:</text:p>
      <text:p text:style-name="P173">The best-case scenario for the minimum number of statements will occur when either all the elements in the array are all already sorted or if they are all the same elements. This will cause the initial condition check and initialization to be computed and it will iterate n-1 number of times or the length of the array minus one. It will be iterated one less time than the length because our next value starts at 1 not 0. Then value and index will be assigned making two more statements to be computed each time. Afterwards The while loop with two conditions will be checked but unmet so the body of it will not be computed making only two additional statements to be executed every time. Finally array at index is assigned to value and index is incremented adding two more statements to be computed each time. </text:p>
      <text:p text:style-name="P174"><text:span text:style-name="T175">The best case scenario growth function for sortIt() when all elements are in order or all the same is:</text:span></text:p>
      <text:p text:style-name="P176"><text:span text:style-name="T177">T(n) = 2 +7(n-1) </text:span></text:p>
      <text:p text:style-name="P178"/>
      <text:p text:style-name="P179"/>
      <text:p text:style-name="Standard"><text:span text:style-name="T180">Run<text:s/></text:span><text:span text:style-name="T181">SortItTester 100<text:s/></text:span><text:span text:style-name="T182">a, SortItTester 100 d, and SortItTester 100 m 100</text:span><text:span text:style-name="T183"><text:line-break/></text:span><text:span text:style-name="T184">(For the record, 100 is NOT a large array size, but it is adequate for this analysis.) Which test runs represent a best case scenario with the minimum number of statements executed? How does the number of r</text:span><text:span text:style-name="T185">eported statements compare with your expectation? What (if anything) do you need to modify about your analysis to better align with the empirical results?<text:s/></text:span><text:span text:style-name="T186">(Note that the inner loop condition could be legitimately counted as 1, 2, 3, or even 4 statements. S</text:span><text:span text:style-name="T187">ortItTester compromises and counts the inner loop condition as 2 statements.)</text:span></text:p>
      <text:p text:style-name="P188"/>
      <text:p text:style-name="P189">Best case was 100 a and 100 m 100 because they produced the same amount of outputs and my growth function lines up exactly with the results by producing the same output</text:p>
      <text:p text:style-name="P190"/>
      <text:p text:style-name="Heading"><text:span text:style-name="T191">Worst Case Scenario</text:span><text:span text:style-name="T192">. Assume a large array size n. The sortIt() outer loop depends only on n, but the inner loop is sensitive to the ordering of elements in the array and the<text:s/></text:span><text:span text:style-name="T193">current index of the outer loop. Under what conditions would the maximum number of inner loop iterations occur? What is the average number of inner loop iterations per outer loop iteration under these conditions? What statements are executed for each itera</text:span><text:span text:style-name="T194">tion of the inner loop? What is the growth function under these conditions?</text:span></text:p>
      <text:p text:style-name="P195">Answer:</text:p>
      <text:p text:style-name="P196"><text:span text:style-name="T197">The worst-case scenario that would produce the maximum number of statements would be in the situation that all the elements are in descending order. This would have the initial condition check with initialization then the outer for loop would iterate from 1 to n times which would be n-1 times. Inside of this statement two assignment statements would be executed on value and index each time.  After the two assignment statements a while loop with two conditional statements will be checked each time<text:s/></text:span><text:soft-page-break/><text:span text:style-name="T198">with both needing to be true. The body of this loop will iterate 1 to n-1 times I’ve noticed after using the debugger as the loop moves the array element at index one each time. Then every time the inner loop is executed there is an assigning statement of array element at index, a decrement statement of index, and finally another two condition checks again of the while loop at the end. After the while loop exits there is an initialization of array element at index, increment of next, and the outer loop condition check. </text:span></text:p>
      <text:p text:style-name="P199"><text:span text:style-name="T200">For this worst-case scenario the growth function I got:</text:span></text:p>
      <text:p text:style-name="P201"><text:span text:style-name="T202">T(n) = 4(n-1)^2+7(n-1)+2</text:span></text:p>
      <text:p text:style-name="P203"/>
      <text:p text:style-name="Standard"><text:span text:style-name="T204">Run<text:s/></text:span><text:span text:style-name="T205">SortItTester 100 a, SortItTester 100 d, and SortItTester 100 m 100</text:span><text:span text:style-name="T206"><text:line-break/></text:span><text:span text:style-name="T207">(For the record, 100 is NOT a large array size, but it is adequate for this analysis.) Which test run repres</text:span><text:span text:style-name="T208">ents the worst case scenario with the maximum number of statements executed? How does the number of reported statements compare with your expectation? What (if anything) do you need to modify about your analysis to better align with the empirical results?<text:s/></text:span><text:span text:style-name="T209">(Note that the inner loop condition could be legitimately counted as 1, 2, 3, or even 4 statements. SortItTester compromises and counts the inner loop condition as 2 statements.)</text:span></text:p>
      <text:p text:style-name="P210"/>
      <text:p text:style-name="P211">The worst case scenario would be 100 r because it produces the most amount of statements 10859 and my growth function seems similar to produce the same output of statements.</text:p>
      <text:p text:style-name="P212"/>
      <text:p text:style-name="Heading"><text:span text:style-name="T213">Expected Average Case Scenario</text:span><text:span text:style-name="T214">. Assume a large array size n. Assuming a rand</text:span><text:span text:style-name="T215">om array of unique elements, what is the expected average number of inner loop iterations per outer loop iteration? Why? How does this compare to the worst case? What is the growth function under these conditions?</text:span></text:p>
      <text:p text:style-name="P216">Answer:</text:p>
      <text:p text:style-name="Textbody">There is only one main difference from the average case scenario and worst-case scenario in this situation because in the average case scenario, the method inside the loop will only be true around half of the time. I see this is true because within the expected average case scenario, it would require the scenario to only sort through a half of the amount of numbers if they are actually random and not in order. It holds true that the outer loop in this scenario would iterate from 1 to n-1 number of times, just like the previous scenarios.</text:p>
      <text:p text:style-name="Textbody">The expected average case scenario would look something like:</text:p>
      <text:p text:style-name="Textbody">T(n) = 4(((n-1)/2)^2) + 7(n-1) + 2</text:p>
      <text:p text:style-name="P217"/>
      <text:p text:style-name="P218"/>
      <text:p text:style-name="Standard"><text:span text:style-name="T219">Run<text:s/></text:span><text:span text:style-name="T220">SortItTester 100 r</text:span><text:span text:style-name="T221"><text:line-break/></text:span><text:span text:style-name="T222">(For the record, 1</text:span><text:span text:style-name="T223">00 is NOT a large array size, but it is adequate for this analysis.) How does the number of reported statements compare with your expectation? What (if anything) do you need to modify about your analysis to better align with the empirical results?<text:s/></text:span><text:span text:style-name="T224">(Note th</text:span><text:span text:style-name="T225">at the inner loop condition could be legitimately counted as 1, 2, 3, or even 4 statements. SortItTester compromises and counts the inner loop condition as 2 statements.)</text:span></text:p>
      <text:p text:style-name="P226"/>
      <text:p text:style-name="P227">I see that my expectation lines up with 10859 I believed I did the math correctly in my growth formula and got a little bit under which was 10496. Im really not sure where it wrong but it was close to the<text:s/><text:soft-page-break/>answer.</text:p>
      <text:p text:style-name="Heading"><text:span text:style-name="T228">Order</text:span><text:span text:style-name="T229">. What is the runtime order (big-O) of sortIt() based on the above growth funct</text:span><text:span text:style-name="T230">ions?</text:span></text:p>
      <text:p text:style-name="P231">Answer:</text:p>
      <text:p text:style-name="Textbody">Within the sortIt() method, I found that out that each of my scenarios will contain their own big-O based on the above growth functions. For the average case scenario, the big-O would be O(n^2), for the best-case scenario the big-O would be O(n), and for the worst-case scenario the big-O would be O(n^2). Based upon it using all the previous analyzed algorithms.</text:p>
      <text:p text:style-name="P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ource Code Pro" svg:font-family="Source Code Pro" style:font-family-generic="modern" style:font-pitch="fixed" svg:panose-1="2 11 5 9 3 4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style:font-name-asian="Liberation Sans" style:font-name-complex="Liberation San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ton Leslie</dc:creator>
    <meta:creation-date>2015-05-16T15:10:00Z</meta:creation-date>
    <dc:date>2022-02-19T02:49:00Z</dc:date>
    <meta:template xlink:href="Normal.dotm" xlink:type="simple"/>
    <meta:editing-cycles>37</meta:editing-cycles>
    <meta:editing-duration>PT82500S</meta:editing-duration>
    <meta:document-statistic meta:page-count="9" meta:paragraph-count="45" meta:word-count="3411" meta:character-count="22815" meta:row-count="162" meta:non-whitespace-character-count="19449"/>
  </office:meta>
</office:document-meta>
</file>